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25b" officeooo:paragraph-rsid="0011e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hri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8:02:41.619875887</meta:creation-date>
    <dc:date>2022-08-17T18:05:45.720661753</dc:date>
    <meta:editing-duration>PT3M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